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Heading_20_1">
      <style:paragraph-properties fo:break-before="page"/>
      <style:text-properties style:font-name="Arial"/>
    </style:style>
    <style:style style:name="P3" style:family="paragraph" style:parent-style-name="Heading_20_1">
      <style:text-properties style:font-name="Arial"/>
    </style:style>
    <style:style style:name="P4" style:family="paragraph" style:parent-style-name="Heading_20_2">
      <style:text-properties style:font-name="Ari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tandard">
      <style:paragraph-properties fo:text-align="center" style:justify-single-word="false"/>
      <style:text-properties fo:font-size="18pt" officeooo:rsid="001f2d54" officeooo:paragraph-rsid="001f2d54" style:font-size-asian="18pt" style:font-size-complex="18pt"/>
    </style:style>
    <style:style style:name="P8" style:family="paragraph" style:parent-style-name="Standard">
      <style:paragraph-properties fo:text-align="center" style:justify-single-word="false"/>
      <style:text-properties fo:font-size="18pt" officeooo:rsid="001f2d54" officeooo:paragraph-rsid="001f3a6c" style:font-size-asian="18pt" style:font-size-complex="18pt"/>
    </style:style>
    <style:style style:name="P9" style:family="paragraph" style:parent-style-name="Text_20_body">
      <style:text-properties style:font-name="American Typewriter"/>
    </style:style>
    <style:style style:name="P10" style:family="paragraph" style:parent-style-name="Text_20_body">
      <style:text-properties officeooo:paragraph-rsid="0028adfa"/>
    </style:style>
    <style:style style:name="P11" style:family="paragraph" style:parent-style-name="Text_20_body">
      <style:text-properties officeooo:paragraph-rsid="00295ede"/>
    </style:style>
    <style:style style:name="P12" style:family="paragraph" style:parent-style-name="Text_20_body">
      <style:text-properties officeooo:paragraph-rsid="002b0990"/>
    </style:style>
    <style:style style:name="P13" style:family="paragraph" style:parent-style-name="Header">
      <style:paragraph-properties fo:text-align="center" style:justify-single-word="false"/>
      <style:text-properties officeooo:rsid="001f2d54"/>
    </style:style>
    <style:style style:name="P14" style:family="paragraph" style:parent-style-name="Header">
      <style:paragraph-properties fo:text-align="center" style:justify-single-word="false"/>
      <style:text-properties officeooo:rsid="001f2d54" officeooo:paragraph-rsid="001f2d54"/>
    </style:style>
    <style:style style:name="P15" style:family="paragraph" style:parent-style-name="Contents_20_2">
      <style:paragraph-properties>
        <style:tab-stops>
          <style:tab-stop style:position="16.6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3"/>
    <style:style style:name="P18" style:family="paragraph" style:parent-style-name="Heading_20_3">
      <style:text-properties style:font-name="Arial"/>
    </style:style>
    <style:style style:name="T1" style:family="text">
      <style:text-properties officeooo:rsid="001f3a6c"/>
    </style:style>
    <style:style style:name="T2" style:family="text">
      <style:text-properties officeooo:rsid="00205294"/>
    </style:style>
    <style:style style:name="T3" style:family="text">
      <style:text-properties style:font-name="Arial" officeooo:rsid="001f3a6c"/>
    </style:style>
    <style:style style:name="T4" style:family="text">
      <style:text-properties style:font-name="Arial" officeooo:rsid="002601ca"/>
    </style:style>
    <style:style style:name="T5" style:family="text">
      <style:text-properties style:font-name="Arial" officeooo:rsid="0026dea7"/>
    </style:style>
    <style:style style:name="T6" style:family="text">
      <style:text-properties style:font-name="Arial" officeooo:rsid="00272459"/>
    </style:style>
    <style:style style:name="T7" style:family="text">
      <style:text-properties style:font-name="Arial" officeooo:rsid="0028adfa"/>
    </style:style>
    <style:style style:name="T8" style:family="text">
      <style:text-properties style:font-name="Arial" officeooo:rsid="00295ede"/>
    </style:style>
    <style:style style:name="T9" style:family="text">
      <style:text-properties style:font-name="Arial" officeooo:rsid="002b099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NFE114</text:p>
      <text:p text:style-name="P7">Système d'information et web</text:p>
      <text:p text:style-name="P7">Plate-forme de rencontre<text:span text:style-name="T1">s</text:span> immobilière<text:span text:style-name="T1">s</text:span></text:p>
      <text:p text:style-name="P7"/>
      <text:p text:style-name="P7"/>
      <text:p text:style-name="P7"/>
      <text:p text:style-name="P7"/>
      <text:p text:style-name="P7"/>
      <text:p text:style-name="P7"/>
      <text:p text:style-name="P7"/>
      <text:p text:style-name="P7"/>
      <text:p text:style-name="P7"/>
      <text:p text:style-name="P7">N° auditeur : IDF.....</text:p>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Table des matières</text:p>
          </text:index-title>
          <text:p text:style-name="P5"><text:a xlink:type="simple" xlink:href="#__RefHeading__513_1649283194" text:style-name="Index_20_Link" text:visited-style-name="Index_20_Link"><text:s/>1 Introduction<text:tab/>3</text:a></text:p>
          <text:p text:style-name="P15"><text:a xlink:type="simple" xlink:href="#__RefHeading__515_1649283194" text:style-name="Index_20_Link" text:visited-style-name="Index_20_Link"><text:s/>1.1 Présentation<text:tab/>4</text:a></text:p>
          <text:p text:style-name="P15"><text:a xlink:type="simple" xlink:href="#__RefHeading__725_1649283194" text:style-name="Index_20_Link" text:visited-style-name="Index_20_Link"><text:s/>1.2 Choix des méthodes<text:tab/>4</text:a></text:p>
          <text:p text:style-name="P16"><text:a xlink:type="simple" xlink:href="#__RefHeading__727_1649283194" text:style-name="Index_20_Link" text:visited-style-name="Index_20_Link"><text:s/>1.2.1 Langage UML<text:tab/>4</text:a></text:p>
          <text:p text:style-name="P16"><text:a xlink:type="simple" xlink:href="#__RefHeading__729_1649283194" text:style-name="Index_20_Link" text:visited-style-name="Index_20_Link"><text:s/>1.2.2 Méthode UWE<text:tab/>4</text:a></text:p>
          <text:p text:style-name="P16"><text:a xlink:type="simple" xlink:href="#__RefHeading__731_1649283194" text:style-name="Index_20_Link" text:visited-style-name="Index_20_Link"><text:s/>1.2.3 Logiciels utilisés<text:tab/>4</text:a></text:p>
          <text:p text:style-name="P5"><text:a xlink:type="simple" xlink:href="#__RefHeading__733_1649283194" text:style-name="Index_20_Link" text:visited-style-name="Index_20_Link"><text:s/>2 Analyse et modélisation<text:tab/>4</text:a></text:p>
          <text:p text:style-name="P15"><text:a xlink:type="simple" xlink:href="#__RefHeading__735_1649283194" text:style-name="Index_20_Link" text:visited-style-name="Index_20_Link"><text:s/>2.1 Analyse des besoins<text:tab/>4</text:a></text:p>
          <text:p text:style-name="P16"><text:a xlink:type="simple" xlink:href="#__RefHeading__737_1649283194" text:style-name="Index_20_Link" text:visited-style-name="Index_20_Link"><text:s/>2.1.1 Objectif de l'étude<text:tab/>4</text:a></text:p>
          <text:p text:style-name="P16"><text:a xlink:type="simple" xlink:href="#__RefHeading__739_1649283194" text:style-name="Index_20_Link" text:visited-style-name="Index_20_Link"><text:s/>2.1.2 Acteurs du domaine<text:tab/>4</text:a></text:p>
          <text:p text:style-name="P16"><text:a xlink:type="simple" xlink:href="#__RefHeading__741_1649283194" text:style-name="Index_20_Link" text:visited-style-name="Index_20_Link"><text:s/>2.1.3 Capture des besoins<text:tab/>4</text:a></text:p>
          <text:p text:style-name="P15"><text:a xlink:type="simple" xlink:href="#__RefHeading__743_1649283194" text:style-name="Index_20_Link" text:visited-style-name="Index_20_Link"><text:s/>2.2 Modélisation des besoins<text:tab/>4</text:a></text:p>
          <text:p text:style-name="P16"><text:a xlink:type="simple" xlink:href="#__RefHeading__745_1649283194" text:style-name="Index_20_Link" text:visited-style-name="Index_20_Link"><text:s/>2.2.1 Diagramme général de cas d'utilisation<text:tab/>4</text:a></text:p>
          <text:p text:style-name="P16"><text:a xlink:type="simple" xlink:href="#__RefHeading__747_1649283194" text:style-name="Index_20_Link" text:visited-style-name="Index_20_Link"><text:s/>2.2.2 Description des cas d'utilisations<text:tab/>4</text:a></text:p>
          <text:p text:style-name="P15"><text:a xlink:type="simple" xlink:href="#__RefHeading__749_1649283194" text:style-name="Index_20_Link" text:visited-style-name="Index_20_Link"><text:s/>2.3 Besoins non-fonctionnels<text:tab/>4</text:a></text:p>
          <text:p text:style-name="P15"><text:a xlink:type="simple" xlink:href="#__RefHeading__786_1649283194" text:style-name="Index_20_Link" text:visited-style-name="Index_20_Link"><text:s/>2.4 Conception<text:tab/>4</text:a></text:p>
          <text:p text:style-name="P16"><text:a xlink:type="simple" xlink:href="#__RefHeading__788_1649283194" text:style-name="Index_20_Link" text:visited-style-name="Index_20_Link"><text:s/>2.4.1 Diagramme de classe<text:tab/>4</text:a></text:p>
          <text:p text:style-name="P16"><text:a xlink:type="simple" xlink:href="#__RefHeading__790_1649283194" text:style-name="Index_20_Link" text:visited-style-name="Index_20_Link"><text:s/>2.4.2 Diagramme UWE<text:tab/>4</text:a></text:p>
          <text:p text:style-name="P5"><text:a xlink:type="simple" xlink:href="#__RefHeading__792_1649283194" text:style-name="Index_20_Link" text:visited-style-name="Index_20_Link"><text:s/>3 Implémentation et réalisation<text:tab/>4</text:a></text:p>
          <text:p text:style-name="P15"><text:a xlink:type="simple" xlink:href="#__RefHeading__794_1649283194" text:style-name="Index_20_Link" text:visited-style-name="Index_20_Link"><text:s/>3.1 Implémentation<text:tab/>4</text:a></text:p>
          <text:p text:style-name="P16"><text:a xlink:type="simple" xlink:href="#__RefHeading__796_1649283194" text:style-name="Index_20_Link" text:visited-style-name="Index_20_Link"><text:s/>3.1.1 Java<text:tab/>5</text:a></text:p>
          <text:p text:style-name="P16"><text:a xlink:type="simple" xlink:href="#__RefHeading__798_1649283194" text:style-name="Index_20_Link" text:visited-style-name="Index_20_Link"><text:s/>3.1.2 Framework Spring<text:tab/>5</text:a></text:p>
          <text:p text:style-name="P16"><text:a xlink:type="simple" xlink:href="#__RefHeading__800_1649283194" text:style-name="Index_20_Link" text:visited-style-name="Index_20_Link"><text:s/>3.1.3 Reverse proxy NGINX<text:tab/>5</text:a></text:p>
          <text:p text:style-name="P15"><text:a xlink:type="simple" xlink:href="#__RefHeading__802_1649283194" text:style-name="Index_20_Link" text:visited-style-name="Index_20_Link"><text:s/>3.2 Réalisation<text:tab/>5</text:a></text:p>
          <text:p text:style-name="P16"><text:a xlink:type="simple" xlink:href="#__RefHeading__804_1649283194" text:style-name="Index_20_Link" text:visited-style-name="Index_20_Link"><text:s/>3.2.1 Interface d'administration<text:tab/>5</text:a></text:p>
          <text:p text:style-name="P16"><text:a xlink:type="simple" xlink:href="#__RefHeading__806_1649283194" text:style-name="Index_20_Link" text:visited-style-name="Index_20_Link"><text:s/>3.2.2 Interface utilisateur<text:tab/>5</text:a></text:p>
          <text:p text:style-name="P5"><text:a xlink:type="simple" xlink:href="#__RefHeading__808_1649283194" text:style-name="Index_20_Link" text:visited-style-name="Index_20_Link"><text:s/>4 Conclusion<text:tab/>5</text:a></text:p>
        </text:index-body>
      </text:table-of-content>
      <text:p text:style-name="P8"/>
      <text:h text:style-name="P2" text:outline-level="1"><text:bookmark-start text:name="__RefHeading__513_1649283194"/><text:span text:style-name="T1">Introduction</text:span><text:bookmark-end text:name="__RefHeading__513_1649283194"/></text:h>
      <text:p text:style-name="P10"><text:span text:style-name="T7">Il s'agit de mettre à disposition des acteurs du marché, une plate-forme permettant la vente de biens immobilier</text:span><text:span text:style-name="T8">s</text:span><text:span text:style-name="T7">. Le projet se différencie des solutions </text:span><text:span text:style-name="T8">existantes</text:span><text:span text:style-name="T7"> par </text:span><text:span text:style-name="T8">le</text:span><text:span text:style-name="T7"> prisme centré utilisateur.</text:span></text:p>
      <text:p text:style-name="P10"><text:span text:style-name="T7"/></text:p>
      <text:p text:style-name="P11"><text:span text:style-name="T8">Des fonctions de recherche avancées permettent aux acteurs, de trouver le profils d'utilisateurs les plus adaptés. Cependant, les acteurs peuvent se trouver par le même processus de rencontre qui existe sur les réseaux sociaux, « la rencontre ».</text:span></text:p>
      <text:p text:style-name="P11"><text:span text:style-name="T8"/></text:p>
      <text:p text:style-name="P11"><text:span text:style-name="T8">Partant du constat que les acteurs cherchent à faciliter les transactions en limitant les mauvaises surpris</text:span><text:span text:style-name="T9">es</text:span><text:span text:style-name="T8"> (mauvais loueurs, dossier de prêt refusé, tarif de transaction </text:span><text:span text:style-name="T9">pas adapté au marché</text:span><text:span text:style-name="T8">). </text:span></text:p>
      <text:p text:style-name="P11"><text:span text:style-name="T8">Voir la transaction </text:span><text:span text:style-name="T9">immobilière</text:span><text:span text:style-name="T8"> comme une rencontre entre individus peut permettre aux propriétaires souhaitant louer un appartement de connaître mieux les postulants locataires. Le future propriétaire, d'apprendre à apprécier la vie du quartier dans lequel il souhaite acheter. De donner au vendeur, les outils pour mettre en valeur sont bien auprès des potentiels acheteurs.</text:span></text:p>
      <text:p text:style-name="P11"><text:span text:style-name="T8">De plus, cela peu </text:span><text:span text:style-name="T9">permettre aux</text:span><text:span text:style-name="T8"> intermédiaires que sont courtiers, organisme</text:span><text:span text:style-name="T9">s</text:span><text:span text:style-name="T8"> financier</text:span><text:span text:style-name="T9">s, de proposer les produits les plus adaptés.</text:span></text:p>
      <text:p text:style-name="P12"><text:span text:style-name="T9">Chaque profil d'acteur sera présenté sur un page détaillée d'une photographie ou d'un avatar, d'une liste d'information personnel.</text:span></text:p>
      <text:h text:style-name="P4" text:outline-level="2"><text:bookmark-start text:name="__RefHeading__515_1649283194"/><text:soft-page-break/><text:span text:style-name="T1">Présentation</text:span><text:bookmark-end text:name="__RefHeading__515_1649283194"/></text:h>
      <text:h text:style-name="P4" text:outline-level="2"><text:bookmark-start text:name="__RefHeading__725_1649283194"/><text:span text:style-name="T1">Choix des méthodes</text:span><text:bookmark-end text:name="__RefHeading__725_1649283194"/></text:h>
      <text:h text:style-name="Heading_20_3" text:outline-level="3"><text:bookmark-start text:name="__RefHeading__727_1649283194"/><text:span text:style-name="T3">Langage UML</text:span><text:bookmark-end text:name="__RefHeading__727_1649283194"/></text:h>
      <text:h text:style-name="P18" text:outline-level="3"><text:bookmark-start text:name="__RefHeading__729_1649283194"/><text:span text:style-name="T2">Méthode UWE</text:span><text:bookmark-end text:name="__RefHeading__729_1649283194"/></text:h>
      <text:h text:style-name="P18" text:outline-level="3"><text:bookmark-start text:name="__RefHeading__731_1649283194"/><text:span text:style-name="T2">Logiciels utilisés</text:span><text:bookmark-end text:name="__RefHeading__731_1649283194"/></text:h>
      <text:h text:style-name="P3" text:outline-level="1"><text:bookmark-start text:name="__RefHeading__733_1649283194"/><text:span text:style-name="T2">Analyse et modélisation</text:span><text:bookmark-end text:name="__RefHeading__733_1649283194"/></text:h>
      <text:h text:style-name="P4" text:outline-level="2"><text:bookmark-start text:name="__RefHeading__735_1649283194"/><text:span text:style-name="T2">Analyse des besoins</text:span><text:bookmark-end text:name="__RefHeading__735_1649283194"/></text:h>
      <text:h text:style-name="P18" text:outline-level="3"><text:bookmark-start text:name="__RefHeading__737_1649283194"/><text:span text:style-name="T2">Objectif de l'étude</text:span><text:bookmark-end text:name="__RefHeading__737_1649283194"/></text:h>
      <text:h text:style-name="P18" text:outline-level="3"><text:bookmark-start text:name="__RefHeading__739_1649283194"/><text:span text:style-name="T2">Acteurs du domaine</text:span><text:bookmark-end text:name="__RefHeading__739_1649283194"/></text:h>
      <text:h text:style-name="P18" text:outline-level="3"><text:bookmark-start text:name="__RefHeading__741_1649283194"/><text:span text:style-name="T2">Capture des besoins</text:span><text:bookmark-end text:name="__RefHeading__741_1649283194"/></text:h>
      <text:h text:style-name="P4" text:outline-level="2"><text:bookmark-start text:name="__RefHeading__743_1649283194"/><text:span text:style-name="T2">Modélisation des besoins</text:span><text:bookmark-end text:name="__RefHeading__743_1649283194"/></text:h>
      <text:h text:style-name="P18" text:outline-level="3"><text:bookmark-start text:name="__RefHeading__745_1649283194"/><text:span text:style-name="T2">Diagramme général de cas d'utilisation</text:span><text:bookmark-end text:name="__RefHeading__745_1649283194"/></text:h>
      <text:h text:style-name="P18" text:outline-level="3"><text:bookmark-start text:name="__RefHeading__747_1649283194"/><text:span text:style-name="T2">Description des cas d'utilisations</text:span><text:bookmark-end text:name="__RefHeading__747_1649283194"/></text:h>
      <text:h text:style-name="P4" text:outline-level="2"><text:bookmark-start text:name="__RefHeading__749_1649283194"/><text:span text:style-name="T2">Besoins non-fonctionnels</text:span><text:bookmark-end text:name="__RefHeading__749_1649283194"/></text:h>
      <text:h text:style-name="Heading_20_2" text:outline-level="2"><text:bookmark-start text:name="__RefHeading__786_1649283194"/><text:span text:style-name="T4">Conception</text:span><text:bookmark-end text:name="__RefHeading__786_1649283194"/></text:h>
      <text:h text:style-name="Heading_20_3" text:outline-level="3"><text:bookmark-start text:name="__RefHeading__788_1649283194"/><text:span text:style-name="T4">Diagramme de classe</text:span><text:bookmark-end text:name="__RefHeading__788_1649283194"/></text:h>
      <text:h text:style-name="Heading_20_3" text:outline-level="3"><text:bookmark-start text:name="__RefHeading__790_1649283194"/><text:span text:style-name="T4">Diagramme UWE</text:span><text:bookmark-end text:name="__RefHeading__790_1649283194"/></text:h>
      <text:h text:style-name="Heading_20_1" text:outline-level="1"><text:bookmark-start text:name="__RefHeading__792_1649283194"/><text:span text:style-name="T5">Implémentation et réalisation</text:span><text:bookmark-end text:name="__RefHeading__792_1649283194"/></text:h>
      <text:h text:style-name="Heading_20_2" text:outline-level="2"><text:bookmark-start text:name="__RefHeading__794_1649283194"/><text:span text:style-name="T5">Implémentation</text:span><text:bookmark-end text:name="__RefHeading__794_1649283194"/></text:h>
      <text:h text:style-name="Heading_20_3" text:outline-level="3"><text:bookmark-start text:name="__RefHeading__796_1649283194"/><text:soft-page-break/><text:span text:style-name="T5">Java</text:span><text:bookmark-end text:name="__RefHeading__796_1649283194"/></text:h>
      <text:h text:style-name="Heading_20_3" text:outline-level="3"><text:bookmark-start text:name="__RefHeading__798_1649283194"/><text:span text:style-name="T5">Framework Spring</text:span><text:bookmark-end text:name="__RefHeading__798_1649283194"/></text:h>
      <text:h text:style-name="Heading_20_3" text:outline-level="3"><text:bookmark-start text:name="__RefHeading__800_1649283194"/><text:span text:style-name="T5">Reverse proxy NGINX</text:span><text:bookmark-end text:name="__RefHeading__800_1649283194"/></text:h>
      <text:h text:style-name="Heading_20_2" text:outline-level="2"><text:bookmark-start text:name="__RefHeading__802_1649283194"/><text:span text:style-name="T5">Réalisation</text:span><text:bookmark-end text:name="__RefHeading__802_1649283194"/></text:h>
      <text:h text:style-name="Heading_20_3" text:outline-level="3"><text:bookmark-start text:name="__RefHeading__804_1649283194"/><text:span text:style-name="T6">Interface d'administration</text:span><text:bookmark-end text:name="__RefHeading__804_1649283194"/></text:h>
      <text:h text:style-name="Heading_20_3" text:outline-level="3"><text:bookmark-start text:name="__RefHeading__806_1649283194"/><text:span text:style-name="T6">Interface utilisateur</text:span><text:bookmark-end text:name="__RefHeading__806_1649283194"/></text:h>
      <text:h text:style-name="Heading_20_1" text:outline-level="1"><text:bookmark-start text:name="__RefHeading__808_1649283194"/><text:span text:style-name="T6">Conclusion</text:span><text:bookmark-end text:name="__RefHeading__808_1649283194"/></text:h>
      <text:p text:style-name="Text_20_body"><text:span text:style-name="T4"/></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merican Typewriter" svg:font-family="'American 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Trebuchet MS" style:font-size-asian="10.5pt"/>
    </style:style>
    <style:style style:name="Contents_20_Heading" style:display-name="Contents Heading" style:family="paragraph" style:parent-style-name="Heading" style:class="index" style:master-page-name="">
      <style:paragraph-properties style:register-true="true" style:page-number="auto" fo:background-color="#729fcf"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cm" fo:margin-right="0cm" fo:margin-top="0.199cm" fo:margin-bottom="0.199cm" style:contextual-spacing="false" fo:line-height="0.801cm" fo:text-indent="0cm" style:auto-text-indent="false" style:page-number="auto" fo:background-color="transparent" text:number-lines="true" text:line-number="0">
        <style:tab-stops>
          <style:tab-stop style:position="16.501cm" style:type="right" style:leader-style="dotted" style:leader-text="."/>
        </style:tab-stops>
        <style:background-image/>
      </style:paragraph-properties>
    </style:style>
    <style:style style:name="Contents_20_3" style:display-name="Contents 3" style:family="paragraph" style:parent-style-name="Index" style:class="index" style:master-page-name="">
      <style:paragraph-properties fo:margin-left="1cm" fo:margin-right="0.199cm" fo:margin-top="0cm" fo:margin-bottom="0.199cm" style:contextual-spacing="false" fo:text-indent="0cm" style:auto-text-indent="false" style:page-number="auto">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f2d54"/>
    </style:style>
    <style:style style:name="MP2" style:family="paragraph" style:parent-style-name="Header">
      <style:paragraph-properties fo:text-align="center" style:justify-single-word="false"/>
      <style:text-properties officeooo:rsid="001f2d54" officeooo:paragraph-rsid="001f2d5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pport Mai 2012</text:p>
        <text:p text:style-name="MP2">CNAM – NFE114 Système d'information et we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13:31:41</meta:creation-date>
    <dc:date>2013-04-22T01:42:21</dc:date>
    <meta:editing-duration>PT14H1M15S</meta:editing-duration>
    <meta:editing-cycles>12</meta:editing-cycles>
    <meta:generator>LibreOffice/4.0.2.2$MacOSX_x86 LibreOffice_project/4c82dcdd6efcd48b1d8bba66bfe1989deee49c3</meta:generator>
    <meta:document-statistic meta:table-count="0" meta:image-count="0" meta:object-count="0" meta:page-count="5" meta:paragraph-count="67" meta:word-count="418" meta:character-count="2799" meta:non-whitespace-character-count="2392"/>
  </office:meta>
</office:document-meta>
</file>